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017cm"/>
        </style:tab-stops>
      </style:paragraph-properties>
      <style:text-properties style:text-line-through-style="none"/>
    </style:style>
    <style:style style:name="P2" style:family="paragraph" style:parent-style-name="Standard">
      <style:paragraph-properties>
        <style:tab-stops>
          <style:tab-stop style:position="8.01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8.017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2 arcs 4 flèches :</text:p>
      <text:p text:style-name="P2">Arc 1 :</text:p>
      <text:p text:style-name="P2">Fleche de base<text:tab/>infinies</text:p>
      <text:p text:style-name="P2">Flèche +1<text:tab/>x10</text:p>
      <text:p text:style-name="P2">Fleche acide<text:tab/>x4</text:p>
      <text:p text:style-name="P2">fleche de feu<text:tab/>x4</text:p>
      <text:p text:style-name="P2"/>
      <text:p text:style-name="P2"/>
      <text:p text:style-name="P2"/>
      <text:p text:style-name="P2">Arc 2 :</text:p>
      <text:p text:style-name="P2">Fleche marteau -&gt; stun 90 hp jds +4<text:tab/>x3</text:p>
      <text:p text:style-name="P2">Fleche filet -&gt; antangle jds 12 sec<text:tab/>x3</text:p>
      <text:p text:style-name="P1">Flèche à huile -&gt; grease<text:tab/>x3</text:p>
      <text:p text:style-name="P2">Flèche harpon -&gt; teleportation<text:tab/>x3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2M59S</meta:editing-duration>
    <meta:editing-cycles>5</meta:editing-cycles>
    <meta:generator>OpenOffice/4.1.7$Win32 OpenOffice.org_project/417m1$Build-9800</meta:generator>
    <dc:date>2022-07-07T20:52:50.43</dc:date>
    <meta:document-statistic meta:table-count="0" meta:image-count="0" meta:object-count="0" meta:page-count="1" meta:paragraph-count="11" meta:word-count="53" meta:character-count="236"/>
    <meta:user-defined meta:name="Info 1"/>
    <meta:user-defined meta:name="Info 2"/>
    <meta:user-defined meta:name="Info 3"/>
    <meta:user-defined meta:name="Info 4"/>
  </office:meta>
</office:document-meta>
</file>